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0bfc80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0bfc80" officeooo:paragraph-rsid="000bfc80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0ac010" officeooo:paragraph-rsid="000ac010" fo:background-color="#1e1e1e"/>
    </style:style>
    <style:style style:name="P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0ac010" officeooo:paragraph-rsid="000ac010"/>
    </style:style>
    <style:style style:name="P8" style:family="paragraph" style:parent-style-name="Standard">
      <style:text-properties officeooo:rsid="000bfc80" officeooo:paragraph-rsid="000bfc80"/>
    </style:style>
    <style:style style:name="P9" style:family="paragraph" style:parent-style-name="Standard">
      <style:paragraph-properties style:line-height-at-least="0.503cm"/>
      <style:text-properties fo:color="#4ec9b0" loext:opacity="100%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4ec9b0" loext:opacity="100%" style:font-name="Droid Sans Mono" fo:font-size="10.5pt" fo:font-weight="normal" officeooo:rsid="000c0dec" officeooo:paragraph-rsid="000c0dec" fo:background-color="#1e1e1e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12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ce9178" loext:opacity="100%" officeooo:rsid="000bfc80"/>
    </style:style>
    <style:style style:name="T5" style:family="text">
      <style:text-properties fo:color="#4ec9b0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dcdcaa" loext:opacity="100%"/>
    </style:style>
    <style:style style:name="T8" style:family="text">
      <style:text-properties officeooo:rsid="000bfc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Teniendo la estructura de carpetas</text:p>
      <text:p text:style-name="P7"/>
      <text:p text:style-name="P7">NuestroModulo</text:p>
      <text:p text:style-name="P7"><text:s text:c="2"/>|</text:p>
      <text:p text:style-name="P7"><text:s text:c="2"/>|-<text:span text:style-name="T8">c</text:span>omponent1</text:p>
      <text:p text:style-name="P7"><text:s text:c="2"/>|-<text:span text:style-name="T8">c</text:span>omponent2</text:p>
      <text:p text:style-name="P7"><text:s text:c="2"/>|-<text:span text:style-name="T8">n</text:span>uestro<text:span text:style-name="T8">m</text:span>odulo.module.ts</text:p>
      <text:p text:style-name="P7"><text:s text:c="2"/>|-<text:span text:style-name="T8">n</text:span>uestro<text:span text:style-name="T8">m</text:span>odulo.service.ts</text:p>
      <text:p text:style-name="P7"/>
      <text:p text:style-name="P7"/>
      <text:p text:style-name="P8">En el archivo NuestroModulo.module.ts tendremos</text:p>
      <text:p text:style-name="P8"/>
      <text:p text:style-name="P3"><text:span text:style-name="T1">import</text:span> { <text:span text:style-name="T2">NgModule</text:span> } <text:span text:style-name="T1">from</text:span> <text:span text:style-name="T3">'@angular/core'</text:span>;</text:p>
      <text:p text:style-name="P1"><text:span text:style-name="T1">import</text:span> { <text:span text:style-name="T2">CommonModule</text:span> } <text:span text:style-name="T1">from</text:span> <text:span text:style-name="T3">'@angular/common'</text:span>;</text:p>
      <text:p text:style-name="P1"><text:span text:style-name="T1">import</text:span> { <text:span text:style-name="T2">GifsPageComponent</text:span> } <text:span text:style-name="T1">from</text:span> <text:span text:style-name="T3">'./</text:span><text:span text:style-name="T4">component1</text:span><text:span text:style-name="T3">/</text:span><text:span text:style-name="T4">componen1.</text:span><text:span text:style-name="T3">component'</text:span>;</text:p>
      <text:p text:style-name="P2"><text:span text:style-name="T1">import</text:span> { <text:span text:style-name="T2">GifsPageComponent</text:span> } <text:span text:style-name="T1">from</text:span> <text:span text:style-name="T3">'./</text:span><text:span text:style-name="T4">component2</text:span><text:span text:style-name="T3">/</text:span><text:span text:style-name="T4">componen2.</text:span><text:span text:style-name="T3">component'</text:span>;</text:p>
      <text:p text:style-name="P1"><text:span text:style-name="T1">import</text:span> { <text:span text:style-name="T2">GifsServiceService</text:span> } <text:span text:style-name="T1">from</text:span> <text:span text:style-name="T3">'./</text:span><text:span text:style-name="T4">nuestromodulo</text:span><text:span text:style-name="T3">.service'</text:span>;</text:p>
      <text:p text:style-name="P11"><text:line-break/></text:p>
      <text:p text:style-name="P1">@<text:span text:style-name="T5">NgModule</text:span>({</text:p>
      <text:p text:style-name="P1"><text:span text:style-name="T2">declarations:</text:span> [</text:p>
      <text:p text:style-name="P10">componen1</text:p>
      <text:p text:style-name="P10">componen2</text:p>
      <text:p text:style-name="P1">],</text:p>
      <text:p text:style-name="P1"><text:span text:style-name="T2">exports:</text:span> [</text:p>
      <text:p text:style-name="P10">component1,</text:p>
      <text:p text:style-name="P10">component2</text:p>
      <text:p text:style-name="P1">],</text:p>
      <text:p text:style-name="P1"><text:span text:style-name="T2">imports:</text:span> [</text:p>
      <text:p text:style-name="P9">CommonModule</text:p>
      <text:p text:style-name="P1">],</text:p>
      <text:p text:style-name="P1"><text:span text:style-name="T2">providers:</text:span> [</text:p>
      <text:p text:style-name="P9">GifsServiceService</text:p>
      <text:p text:style-name="P1">]</text:p>
      <text:p text:style-name="P1">})</text:p>
      <text:p text:style-name="P1"><text:span text:style-name="T1">export</text:span> <text:span text:style-name="T6">class</text:span> <text:span text:style-name="T5">GifsModule</text:span> { }</text:p>
      <text:p text:style-name="P8"/>
      <text:p text:style-name="P7"/>
      <text:p text:style-name="P7"/>
      <text:p text:style-name="P7"/>
      <text:p text:style-name="P4"><text:span text:style-name="T1">import</text:span> { <text:span text:style-name="T2">Injectable</text:span> } <text:span text:style-name="T1">from</text:span> <text:span text:style-name="T3">'@angular/core'</text:span>;</text:p>
      <text:p text:style-name="P1"><text:span text:style-name="T1">import</text:span> { <text:span text:style-name="T2">SidebarComponent</text:span> } <text:span text:style-name="T1">from</text:span> <text:span text:style-name="T3">'../shared/sidebar/sidebar.component'</text:span>;</text:p>
      <text:p text:style-name="P6"/>
      <text:p text:style-name="P1">@<text:span text:style-name="T5">Injectable</text:span>({</text:p>
      <text:p text:style-name="P1"><text:span text:style-name="T2">providedIn:</text:span> <text:span text:style-name="T3">'root'</text:span></text:p>
      <text:p text:style-name="P1">})</text:p>
      <text:p text:style-name="P1"><text:span text:style-name="T1">export</text:span> <text:span text:style-name="T6">class</text:span> <text:span text:style-name="T5">GifsServiceService</text:span> {</text:p>
      <text:p text:style-name="P6"/>
      <text:p text:style-name="P1"><text:span text:style-name="T6">private</text:span> <text:span text:style-name="T2">apiKey</text:span>: <text:span text:style-name="T5">string</text:span> =<text:span text:style-name="T3">'apikey'</text:span></text:p>
      <text:p text:style-name="P1"><text:soft-page-break/><text:span text:style-name="T6">private</text:span> <text:span text:style-name="T2">servicioUrl</text:span>: <text:span text:style-name="T5">string</text:span> =<text:span text:style-name="T3">''</text:span>;</text:p>
      <text:p text:style-name="P1"><text:span text:style-name="T6">private</text:span> <text:span text:style-name="T2">historial</text:span>: <text:span text:style-name="T5">string</text:span>[] = [];</text:p>
      <text:p text:style-name="P6"/>
      <text:p text:style-name="P1"><text:span text:style-name="T7">getHistorial</text:span>(){</text:p>
      <text:p text:style-name="P1"><text:span text:style-name="T1">return</text:span> </text:p>
      <text:p text:style-name="P1">}</text:p>
      <text:p text:style-name="P6"/>
      <text:p text:style-name="P5">/*</text:p>
      <text:p text:style-name="P5">const params = new HttpParams()</text:p>
      <text:p text:style-name="P5">.set('api_key', this.apiKey)</text:p>
      <text:p text:style-name="P5">.set('limit', 10)</text:p>
      <text:p text:style-name="P5">.set('q', query)</text:p>
      <text:p text:style-name="P6"/>
      <text:p text:style-name="P5">buscarGifs(){</text:p>
      <text:p text:style-name="P5">this.http.get&lt;SearchGifsResponse&gt;(`${this.servicioUrl}/search`,{params}){</text:p>
      <text:p text:style-name="P5">.subscribe( (resp) =&gt;{</text:p>
      <text:p text:style-name="P5">console.log(resp.data);</text:p>
      <text:p text:style-name="P5">resp.data[0].images.downsized_medium.url;</text:p>
      <text:p text:style-name="P5">})</text:p>
      <text:p text:style-name="P5">}</text:p>
      <text:p text:style-name="P5">}</text:p>
      <text:p text:style-name="P5">*/</text:p>
      <text:p text:style-name="P12"/>
      <text:p text:style-name="P1"><text:span text:style-name="T6">constructor</text:span>() { }</text:p>
      <text:p text:style-name="P1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2:44:39.655778663</meta:creation-date>
    <dc:date>2021-12-01T14:21:34.833116848</dc:date>
    <meta:editing-duration>PT1H16M34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2" meta:paragraph-count="59" meta:word-count="134" meta:character-count="1221" meta:non-whitespace-character-count="1133"/>
  </office:meta>
</office:document-meta>
</file>